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500000037AACDB36B.png"/>
  <manifest:file-entry manifest:media-type="image/png" manifest:full-path="Pictures/100002010000023E0000021281EE753B.png"/>
  <manifest:file-entry manifest:media-type="image/png" manifest:full-path="Pictures/10000000000000FA00000037D7F6D339.png"/>
  <manifest:file-entry manifest:media-type="image/png" manifest:full-path="Pictures/100002010000026F000002FC17AD36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Courier 10 Pitch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7736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972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8209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3445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8681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3917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9154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4.439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9626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7736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972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8209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3445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8681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3917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9154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4.439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9626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3" text:anchor-type="page" text:anchor-page-number="1" svg:x="3.152in" svg:y="7.9181in" svg:width="2.0772in" svg:height="2.5465in" draw:z-index="2">
        <draw:image xlink:href="Pictures/100002010000026F000002FC17AD369B.png" xlink:type="simple" xlink:show="embed" xlink:actuate="onLoad"/>
      </draw:frame>
      <text:p text:style-name="P1"><draw:frame draw:style-name="fr2" draw:name="graphics1" text:anchor-type="paragraph" svg:width="3.4717in" svg:height="0.7638in" draw:z-index="0"><draw:image xlink:href="Pictures/10000000000000FA00000037D7F6D339.png" xlink:type="simple" xlink:show="embed" xlink:actuate="onLoad"/></draw:frame><draw:frame draw:style-name="fr3" draw:name="graphics2" text:anchor-type="paragraph" svg:width="0.5138in" svg:height="0.7638in" draw:z-index="1"><draw:image xlink:href="Pictures/100000000000002500000037AACDB36B.png" xlink:type="simple" xlink:show="embed" xlink:actuate="onLoad"/></draw:frame> <text:s text:c="3"/>EMBnet/CNB</text:p>
      <text:p text:style-name="P1">Centro Nacional de Biotecnología, CSIC</text:p>
      <text:p text:style-name="P2">C/Darwin, 3. </text:p>
      <text:p text:style-name="P2">28049. Madrid, Spain</text:p>
      <text:p text:style-name="P8"/>
      <text:p text:style-name="P8"/>
      <text:p text:style-name="P8"/>
      <text:p text:style-name="P9">Molecular Dynamics Simulations (TINKER)</text:p>
      <text:p text:style-name="P1"><draw:frame draw:style-name="fr4" draw:name="graphics4" text:anchor-type="paragraph" svg:width="1.8382in" svg:height="1.6972in" draw:z-index="3"><draw:image xlink:href="Pictures/100002010000023E0000021281EE753B.png" xlink:type="simple" xlink:show="embed" xlink:actuate="onLoad"/></draw:frame></text:p>
      <text:p text:style-name="P4">This is to certify that <text:span text:style-name="T4">Alberto Pascual García</text:span> attended and satisfactorily completed the EMBnet (European Molecular Biology Network) course <text:span text:style-name="T1">Molecular Dynamics Simulations (TINKER)</text:span>, which took place 10<text:span text:style-name="T2">th</text:span> - 11<text:span text:style-name="T2">th</text:span>, November 2008, 9:30 to 16:30 at the <text:span text:style-name="T3">Centro Nacional de Biotecnología, Consejo Superior de Investigaciones Científicas</text:span>, Madrid, Spain.</text:p>
      <text:p text:style-name="P4"/>
      <text:p text:style-name="P4">This is an introductory course to Molecular Dynamics simulations for Life Scientists with an interest in understanding biological macromolecular systems. The course consists of <text:span text:style-name="T1">16 hours</text:span> of evenly split theoretical and practical sessions, and relies mainly on the use of the TINKER simulation package for the practical seesions, covering</text:p>
      <text:list text:style-name="L1">
        <text:list-item>
          <text:p text:style-name="P10">A general overview of the methods used in Molecular Dynamics </text:p>
        </text:list-item>
      </text:list>
      <text:list text:style-name="L2">
        <text:list-item>
          <text:p text:style-name="P11">Practical sessions using the TINKER molecular simulation package covering </text:p>
          <text:list>
            <text:list-item>
              <text:p text:style-name="P11">installation of TINKER</text:p>
            </text:list-item>
            <text:list-item>
              <text:p text:style-name="P11">protein simulation <text:span text:style-name="T3">in vacuo</text:span></text:p>
            </text:list-item>
            <text:list-item>
              <text:p text:style-name="P11">simulation of fluids using periodical boundary conditions </text:p>
            </text:list-item>
            <text:list-item>
              <text:p text:style-name="P11">simulation of proteins in simplified solvent models</text:p>
            </text:list-item>
            <text:list-item>
              <text:p text:style-name="P11">simulation of proteins in fully atomistic solvent models</text:p>
            </text:list-item>
          </text:list>
        </text:list-item>
      </text:list>
      <text:p text:style-name="P4"/>
      <text:p text:style-name="P4">There was considerable emphasis on developing first-hand experience through practical sessions in performing molecular mechanics, molecular dynamics, simulated annealing and other major techniques relevant to Molecular Simulations.</text:p>
      <text:p text:style-name="P3"/>
      <text:p text:style-name="P3"/>
      <text:p text:style-name="P2"/>
      <text:p text:style-name="P12"/>
      <text:p text:style-name="P2"/>
      <text:p text:style-name="P2"/>
      <text:p text:style-name="P5">José R. Valverde, PhD MD</text:p>
      <text:p text:style-name="P6">Head of Scientific Computing Services</text:p>
      <text:p text:style-name="P6">EMBnet/CNB, CSIC.</text:p>
      <text:p text:style-name="P14">jrvalverde@cnb.csic.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sé Valverde</meta:initial-creator>
    <meta:creation-date>2009-04-24T09:43:41</meta:creation-date>
    <dc:creator>José Valverde</dc:creator>
    <dc:date>2009-04-24T10:31:02</dc:date>
    <meta:editing-cycles>6</meta:editing-cycles>
    <meta:editing-duration>PT29M10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1" meta:paragraph-count="19" meta:word-count="203" meta:character-count="1484"/>
  </office:meta>
</office:document-meta>
</file>